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4.623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ffffff"/>
    </style:style>
    <style:style style:name="P13" style:family="paragraph">
      <loext:graphic-properties draw:fill-color="#ed1c24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apitulo 1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17.099cm" svg:height="6.105cm" svg:x="1.95cm" svg:y="1.363cm" presentation:class="title" presentation:placeholder="true">
          <draw:text-box/>
        </draw:frame>
        <draw:frame presentation:style-name="pr4" draw:layer="layout" svg:width="17.099cm" svg:height="16.064cm" svg:x="1.95cm" svg:y="7.4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1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2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3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7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7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18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19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7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7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3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19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4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7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7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3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19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7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5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9" draw:text-style-name="P13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6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7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28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09-09T17:13:08.699000000</dc:date>
    <meta:editing-duration>PT2H58M38S</meta:editing-duration>
    <meta:editing-cycles>40</meta:editing-cycles>
    <meta:generator>LibreOffice/7.3.5.2$Windows_X86_64 LibreOffice_project/184fe81b8c8c30d8b5082578aee2fed2ea847c01</meta:generator>
    <meta:document-statistic meta:object-count="139"/>
  </office:meta>
</office:document-meta>
</file>